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8.708cm" table:align="margins"/>
    </style:style>
    <style:style style:name="Таблица1.A" style:family="table-column">
      <style:table-column-properties style:column-width="5.299cm" style:rel-column-width="18561*"/>
    </style:style>
    <style:style style:name="Таблица1.B" style:family="table-column">
      <style:table-column-properties style:column-width="13.409cm" style:rel-column-width="4697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708cm" table:align="margins"/>
    </style:style>
    <style:style style:name="Таблица2.A" style:family="table-column">
      <style:table-column-properties style:column-width="5.408cm" style:rel-column-width="18944*"/>
    </style:style>
    <style:style style:name="Таблица2.B" style:family="table-column">
      <style:table-column-properties style:column-width="13.3cm" style:rel-column-width="4659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fa7a" officeooo:paragraph-rsid="0019fa7a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officeooo:rsid="0019fa7a" officeooo:paragraph-rsid="0019fa7a"/>
    </style:style>
    <style:style style:name="P4" style:family="paragraph" style:parent-style-name="Table_20_Contents">
      <style:text-properties style:font-name="Arial" officeooo:rsid="0019fa7a" officeooo:paragraph-rsid="0019fa7a"/>
    </style:style>
    <style:style style:name="P5" style:family="paragraph" style:parent-style-name="Standard">
      <style:text-properties style:font-name="Arial" fo:font-weight="bold" officeooo:rsid="0019fa7a" officeooo:paragraph-rsid="0019fa7a" fo:background-color="transparent" style:font-weight-asian="bold" style:font-weight-complex="bold"/>
    </style:style>
    <style:style style:name="P6" style:family="paragraph" style:parent-style-name="Standard">
      <style:text-properties style:font-name="Arial" officeooo:rsid="001b1273" officeooo:paragraph-rsid="001b1273"/>
    </style:style>
    <style:style style:name="P7" style:family="paragraph" style:parent-style-name="Table_20_Contents">
      <style:text-properties style:font-name="Arial" officeooo:rsid="001b1273" officeooo:paragraph-rsid="001b1273"/>
    </style:style>
    <style:style style:name="P8" style:family="paragraph" style:parent-style-name="Standard">
      <style:text-properties style:font-name="Arial" officeooo:rsid="001b1273" officeooo:paragraph-rsid="001b7f24"/>
    </style:style>
    <style:style style:name="P9" style:family="paragraph" style:parent-style-name="Standard">
      <style:text-properties style:font-name="Arial" fo:font-size="11pt" fo:font-style="italic" officeooo:paragraph-rsid="001b1273" style:font-size-asian="11pt" style:font-style-asian="italic" style:font-size-complex="11pt" style:font-style-complex="italic"/>
    </style:style>
    <style:style style:name="P10" style:family="paragraph" style:parent-style-name="Standard">
      <style:text-properties style:font-name="Arial" fo:font-size="11pt" fo:font-style="italic" officeooo:rsid="001b1273" officeooo:paragraph-rsid="001b1273" style:font-size-asian="11pt" style:font-style-asian="italic" style:font-size-complex="11pt" style:font-style-complex="italic"/>
    </style:style>
    <style:style style:name="P11" style:family="paragraph" style:parent-style-name="Standard">
      <style:text-properties style:font-name="Arial" fo:font-size="11pt" fo:font-style="italic" officeooo:rsid="001b1273" officeooo:paragraph-rsid="001b7f24" style:font-size-asian="11pt" style:font-style-asian="italic" style:font-size-complex="11pt" style:font-style-complex="italic"/>
    </style:style>
    <style:style style:name="P12" style:family="paragraph" style:parent-style-name="Standard">
      <style:text-properties style:font-name="Arial" officeooo:paragraph-rsid="001b7f24"/>
    </style:style>
    <style:style style:name="P13" style:family="paragraph" style:parent-style-name="Standard">
      <style:text-properties style:font-name="Arial" fo:font-size="12pt" fo:font-style="normal" officeooo:rsid="001ed7ef" officeooo:paragraph-rsid="001ed7ef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Arial" fo:font-size="12pt" fo:font-style="normal" officeooo:rsid="00206854" officeooo:paragraph-rsid="00206854" style:font-size-asian="12pt" style:font-style-asian="normal" style:font-size-complex="12pt" style:font-style-complex="normal"/>
    </style:style>
    <style:style style:name="P15" style:family="paragraph" style:parent-style-name="Table_20_Contents">
      <style:text-properties style:font-name="Arial" fo:font-size="12pt" style:font-size-asian="12pt" style:font-size-complex="12pt"/>
    </style:style>
    <style:style style:name="P16" style:family="paragraph" style:parent-style-name="Table_20_Contents">
      <style:text-properties style:font-name="Arial" fo:font-size="12pt" officeooo:paragraph-rsid="001f201d" style:font-size-asian="12pt" style:font-size-complex="12pt"/>
    </style:style>
    <style:style style:name="P17" style:family="paragraph" style:parent-style-name="Table_20_Contents">
      <style:text-properties style:font-name="Arial" fo:font-size="12pt" officeooo:rsid="001f201d" officeooo:paragraph-rsid="001f201d" style:font-size-asian="12pt" style:font-size-complex="12pt"/>
    </style:style>
    <style:style style:name="P18" style:family="paragraph" style:parent-style-name="Table_20_Contents">
      <style:text-properties style:font-name="Arial" fo:font-size="12pt" officeooo:rsid="001aa3fd" officeooo:paragraph-rsid="001f201d" style:font-size-asian="12pt" style:font-size-complex="12pt"/>
    </style:style>
    <style:style style:name="P19" style:family="paragraph" style:parent-style-name="Table_20_Contents">
      <style:text-properties style:font-name="Arial" fo:font-size="12pt" officeooo:rsid="0019fa7a" officeooo:paragraph-rsid="001f201d" style:font-size-asian="12pt" style:font-size-complex="12pt"/>
    </style:style>
    <style:style style:name="P20" style:family="paragraph" style:parent-style-name="Table_20_Contents">
      <style:text-properties style:font-name="Arial" fo:font-size="12pt" fo:font-weight="bold" officeooo:rsid="0024aa4e" officeooo:paragraph-rsid="0024aa4e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fo:font-weight="bold" officeooo:rsid="00206854" officeooo:paragraph-rsid="0020685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206854" officeooo:paragraph-rsid="00206854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6pt" fo:font-weight="bold" officeooo:rsid="00213c68" officeooo:paragraph-rsid="00213c68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5pt" fo:font-weight="bold" officeooo:rsid="00222903" officeooo:paragraph-rsid="00222903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8pt" fo:font-weight="bold" officeooo:rsid="00213c68" officeooo:paragraph-rsid="00213c68" style:font-size-asian="18pt" style:font-weight-asian="bold" style:font-size-complex="18pt" style:font-weight-complex="bold"/>
    </style:style>
    <style:style style:name="P26" style:family="paragraph" style:parent-style-name="Standard">
      <style:text-properties style:font-name="Arial" fo:font-style="italic" officeooo:rsid="001b1273" officeooo:paragraph-rsid="001b7f24" style:font-style-asian="italic" style:font-style-complex="italic"/>
    </style:style>
    <style:style style:name="P27" style:family="paragraph" style:parent-style-name="Standard">
      <style:text-properties style:font-name="Arial" fo:font-style="italic" officeooo:rsid="001b1273" officeooo:paragraph-rsid="00287fb1" style:font-style-asian="italic" style:font-style-complex="italic"/>
    </style:style>
    <style:style style:name="P28" style:family="paragraph" style:parent-style-name="Table_20_Contents">
      <style:text-properties style:font-name="Arial"/>
    </style:style>
    <style:style style:name="P29" style:family="paragraph" style:parent-style-name="Table_20_Contents">
      <style:text-properties style:font-name="Arial" officeooo:paragraph-rsid="001aa3fd"/>
    </style:style>
    <style:style style:name="P30" style:family="paragraph" style:parent-style-name="Table_20_Contents">
      <style:text-properties style:font-name="Arial" officeooo:rsid="001aa3fd" officeooo:paragraph-rsid="001aa3fd"/>
    </style:style>
    <style:style style:name="P31" style:family="paragraph" style:parent-style-name="Standard">
      <style:text-properties style:font-name="Arial" officeooo:rsid="002e1e08" officeooo:paragraph-rsid="002e1e08"/>
    </style:style>
    <style:style style:name="P32" style:family="paragraph" style:parent-style-name="Table_20_Contents">
      <style:text-properties style:font-name="Arial" officeooo:rsid="002e1e08" officeooo:paragraph-rsid="002e1e08"/>
    </style:style>
    <style:style style:name="P33" style:family="paragraph" style:parent-style-name="Standard">
      <style:text-properties officeooo:paragraph-rsid="001b7f24"/>
    </style:style>
    <style:style style:name="P34" style:family="paragraph" style:parent-style-name="Standard">
      <style:text-properties officeooo:paragraph-rsid="001ed7ef"/>
    </style:style>
    <style:style style:name="P35" style:family="paragraph" style:parent-style-name="Standard">
      <style:text-properties officeooo:paragraph-rsid="00206854"/>
    </style:style>
    <style:style style:name="P36" style:family="paragraph" style:parent-style-name="Standard">
      <style:text-properties officeooo:paragraph-rsid="0024aa4e"/>
    </style:style>
    <style:style style:name="P37" style:family="paragraph" style:parent-style-name="Table_20_Contents">
      <style:text-properties officeooo:paragraph-rsid="001f201d"/>
    </style:style>
    <style:style style:name="P38" style:family="paragraph" style:parent-style-name="Table_20_Contents">
      <style:text-properties officeooo:paragraph-rsid="00287fb1"/>
    </style:style>
    <style:style style:name="P39" style:family="paragraph" style:parent-style-name="Standard">
      <style:text-properties officeooo:paragraph-rsid="002b4cb9"/>
    </style:style>
    <style:style style:name="P40" style:family="paragraph" style:parent-style-name="Standard">
      <style:text-properties fo:color="#c9211e" loext:opacity="100%" officeooo:paragraph-rsid="002b4cb9"/>
    </style:style>
    <style:style style:name="P41" style:family="paragraph" style:parent-style-name="Standard">
      <style:text-properties officeooo:rsid="002b4cb9" officeooo:paragraph-rsid="002b4cb9"/>
    </style:style>
    <style:style style:name="P42" style:family="paragraph" style:parent-style-name="Standard">
      <style:text-properties style:font-name="Arial" officeooo:rsid="002e355d" officeooo:paragraph-rsid="002e355d"/>
    </style:style>
    <style:style style:name="P43" style:family="paragraph" style:parent-style-name="Table_20_Contents">
      <style:text-properties style:font-name="Arial" officeooo:rsid="002e355d" officeooo:paragraph-rsid="002e355d"/>
    </style:style>
    <style:style style:name="T1" style:family="text">
      <style:text-properties officeooo:rsid="0019fa7a"/>
    </style:style>
    <style:style style:name="T2" style:family="text">
      <style:text-properties style:font-name="Arial"/>
    </style:style>
    <style:style style:name="T3" style:family="text">
      <style:text-properties style:font-name="Arial" officeooo:rsid="001aa3fd"/>
    </style:style>
    <style:style style:name="T4" style:family="text">
      <style:text-properties style:font-name="Arial" fo:font-style="italic" officeooo:rsid="001b1273" style:font-style-asian="italic" style:font-style-complex="italic"/>
    </style:style>
    <style:style style:name="T5" style:family="text">
      <style:text-properties style:font-name="Arial" fo:font-style="italic" officeooo:rsid="001ed7ef" style:font-style-asian="italic" style:font-style-complex="italic"/>
    </style:style>
    <style:style style:name="T6" style:family="text">
      <style:text-properties style:font-name="Arial" fo:font-size="12pt" officeooo:rsid="001aa3fd" style:font-size-asian="12pt" style:font-size-complex="12pt"/>
    </style:style>
    <style:style style:name="T7" style:family="text">
      <style:text-properties style:font-name="Arial" fo:font-size="12pt" fo:font-style="normal" officeooo:rsid="00206854" style:font-size-asian="12pt" style:font-style-asian="normal" style:font-size-complex="12pt" style:font-style-complex="normal"/>
    </style:style>
    <style:style style:name="T8" style:family="text">
      <style:text-properties style:font-name="Arial" fo:font-size="12pt" fo:font-style="normal" officeooo:rsid="001f201d" style:font-size-asian="12pt" style:font-style-asian="normal" style:font-size-complex="12pt" style:font-style-complex="normal"/>
    </style:style>
    <style:style style:name="T9" style:family="text">
      <style:text-properties style:font-name="Arial" fo:font-size="12pt" fo:font-style="normal" officeooo:rsid="0024aa4e" style:font-size-asian="12pt" style:font-style-asian="normal" style:font-size-complex="12pt" style:font-style-complex="normal"/>
    </style:style>
    <style:style style:name="T10" style:family="text">
      <style:text-properties style:font-name="Arial" fo:font-size="12pt" fo:font-style="normal" officeooo:rsid="00250ac9" style:font-size-asian="12pt" style:font-style-asian="normal" style:font-size-complex="12pt" style:font-style-complex="normal"/>
    </style:style>
    <style:style style:name="T11" style:family="text">
      <style:text-properties style:font-name="Arial" fo:font-size="12pt" fo:font-style="normal" officeooo:rsid="0026f065" style:font-size-asian="12pt" style:font-style-asian="normal" style:font-size-complex="12pt" style:font-style-complex="normal"/>
    </style:style>
    <style:style style:name="T12" style:family="text">
      <style:text-properties style:font-name="Arial" fo:font-size="12pt" fo:font-style="normal" fo:font-weight="bold" officeooo:rsid="0024aa4e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Arial" officeooo:rsid="001f201d"/>
    </style:style>
    <style:style style:name="T14" style:family="text">
      <style:text-properties style:font-name="Arial" officeooo:rsid="0019fa7a"/>
    </style:style>
    <style:style style:name="T15" style:family="text">
      <style:text-properties officeooo:rsid="001aa3fd"/>
    </style:style>
    <style:style style:name="T16" style:family="text">
      <style:text-properties officeooo:rsid="001b1273"/>
    </style:style>
    <style:style style:name="T17" style:family="text">
      <style:text-properties officeooo:rsid="001b7f24"/>
    </style:style>
    <style:style style:name="T18" style:family="text">
      <style:text-properties fo:font-size="11pt" fo:font-style="italic" officeooo:rsid="001b1273" style:font-size-asian="11pt" style:font-style-asian="italic" style:font-size-complex="11pt" style:font-style-complex="italic"/>
    </style:style>
    <style:style style:name="T19" style:family="text">
      <style:text-properties fo:font-size="11pt" fo:font-style="italic" officeooo:rsid="001b7f24" style:font-size-asian="11pt" style:font-style-asian="italic" style:font-size-complex="11pt" style:font-style-complex="italic"/>
    </style:style>
    <style:style style:name="T20" style:family="text">
      <style:text-properties fo:font-size="11pt" fo:font-style="italic" officeooo:rsid="0019fa7a" style:font-size-asian="11pt" style:font-style-asian="italic" style:font-size-complex="11pt" style:font-style-complex="italic"/>
    </style:style>
    <style:style style:name="T21" style:family="text">
      <style:text-properties fo:font-size="11pt" fo:font-style="italic" officeooo:rsid="002e1e08" style:font-size-asian="11pt" style:font-style-asian="italic" style:font-size-complex="11pt" style:font-style-complex="italic"/>
    </style:style>
    <style:style style:name="T22" style:family="text">
      <style:text-properties officeooo:rsid="001f201d"/>
    </style:style>
    <style:style style:name="T23" style:family="text">
      <style:text-properties officeooo:rsid="001f8b77"/>
    </style:style>
    <style:style style:name="T24" style:family="text">
      <style:text-properties fo:color="#c9211e" loext:opacity="100%"/>
    </style:style>
    <style:style style:name="T25" style:family="text">
      <style:text-properties fo:color="#c9211e" loext:opacity="100%" officeooo:rsid="0019fa7a"/>
    </style:style>
    <style:style style:name="T26" style:family="text">
      <style:text-properties fo:color="#c9211e" loext:opacity="100%" officeooo:rsid="00287fb1"/>
    </style:style>
    <style:style style:name="T27" style:family="text">
      <style:text-properties fo:color="#c9211e" loext:opacity="100%" style:font-name="Arial" officeooo:rsid="0019fa7a"/>
    </style:style>
    <style:style style:name="T28" style:family="text">
      <style:text-properties fo:color="#c9211e" loext:opacity="100%" style:font-name="Arial" officeooo:rsid="00287fb1"/>
    </style:style>
    <style:style style:name="T29" style:family="text">
      <style:text-properties fo:color="#c9211e" loext:opacity="100%" officeooo:rsid="002b4cb9"/>
    </style:style>
    <style:style style:name="T30" style:family="text">
      <style:text-properties officeooo:rsid="002b4cb9"/>
    </style:style>
    <style:style style:name="T31" style:family="text">
      <style:text-properties officeooo:rsid="002e1e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Платёжная система Telcell</text:p>
      <text:p text:style-name="P24">Форма оплаты для магазинов</text:p>
      <text:p text:style-name="P23"/>
      <text:p text:style-name="P21">Перенаправление пользователя на оплату счёта.</text:p>
      <text:p text:style-name="P2"/>
      <text:p text:style-name="P3">Для начала процедуры оплаты заказа через платёжную систему Telcell, необходимо перенаправить пользователя по платёжному URL системы, передав ряд параметров платежа.</text:p>
      <text:p text:style-name="P3"/>
      <text:p text:style-name="P1"><text:span text:style-name="T2">URL: </text:span><text:a xlink:type="simple" xlink:href="https://telcellmoney.am/invoices" text:style-name="Internet_20_link" text:visited-style-name="Visited_20_Internet_20_Link"><text:span text:style-name="T2">https://telcellmoney.am/invoices</text:span></text:a></text:p>
      <text:p text:style-name="P3"/>
      <text:p text:style-name="P3"><text:s/>Обязательные параметры запроса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Имя параметра</text:p>
          </table:table-cell>
          <table:table-cell table:style-name="Таблица1.B1" office:value-type="string">
            <text:p text:style-name="P5">Описание</text:p>
          </table:table-cell>
        </table:table-row>
        <table:table-row>
          <table:table-cell table:style-name="Таблица1.A2" office:value-type="string">
            <text:p text:style-name="P3">action</text:p>
          </table:table-cell>
          <table:table-cell table:style-name="Таблица1.B2" office:value-type="string">
            <text:p text:style-name="P3">Всегда равно "PostInvoice"</text:p>
          </table:table-cell>
        </table:table-row>
        <table:table-row>
          <table:table-cell table:style-name="Таблица1.A2" office:value-type="string">
            <text:p text:style-name="P3">issuer</text:p>
          </table:table-cell>
          <table:table-cell table:style-name="Таблица1.B2" office:value-type="string">
            <text:p text:style-name="P4">Email магазина, <text:span text:style-name="T15">от лица которого выставляется счёт</text:span></text:p>
          </table:table-cell>
        </table:table-row>
        <table:table-row>
          <table:table-cell table:style-name="Таблица1.A2" office:value-type="string">
            <text:p text:style-name="P3">currency</text:p>
          </table:table-cell>
          <table:table-cell table:style-name="Таблица1.B2" office:value-type="string">
            <text:p text:style-name="P38"><text:span text:style-name="T14">Валюта счёта. Всегда равно "</text:span><text:span text:style-name="T27">!!! </text:span><text:span text:style-name="T28">Символ драм</text:span><text:span text:style-name="T14">"</text:span></text:p>
          </table:table-cell>
        </table:table-row>
        <table:table-row>
          <table:table-cell table:style-name="Таблица1.A2" office:value-type="string">
            <text:p text:style-name="P3">price</text:p>
          </table:table-cell>
          <table:table-cell table:style-name="Таблица1.B2" office:value-type="string">
            <text:p text:style-name="P30">Сумма выставляемого счёта</text:p>
          </table:table-cell>
        </table:table-row>
        <table:table-row>
          <table:table-cell table:style-name="Таблица1.A2" office:value-type="string">
            <text:p text:style-name="P3">product</text:p>
          </table:table-cell>
          <table:table-cell table:style-name="Таблица1.B2" office:value-type="string">
            <text:p text:style-name="P30">Описание товара (кодируется в base64)</text:p>
          </table:table-cell>
        </table:table-row>
        <table:table-row>
          <table:table-cell table:style-name="Таблица1.A2" office:value-type="string">
            <text:p text:style-name="P3">issuer_id</text:p>
          </table:table-cell>
          <table:table-cell table:style-name="Таблица1.B2" office:value-type="string">
            <text:p text:style-name="P30">Идентификатор счёта в магазине (кодируется в base64)</text:p>
          </table:table-cell>
        </table:table-row>
        <table:table-row>
          <table:table-cell table:style-name="Таблица1.A2" office:value-type="string">
            <text:p text:style-name="P3">valid_days</text:p>
          </table:table-cell>
          <table:table-cell table:style-name="Таблица1.B2" office:value-type="string">
            <text:p text:style-name="P30">Число дней, в течении которых счёт действителен</text:p>
          </table:table-cell>
        </table:table-row>
        <table:table-row>
          <table:table-cell table:style-name="Таблица1.A2" office:value-type="string">
            <text:p text:style-name="P31">ssn</text:p>
          </table:table-cell>
          <table:table-cell table:style-name="Таблица1.B2" office:value-type="string">
            <text:p text:style-name="P32">SSN пользователя для сверки с данными платёжной системы. Опциональный параметр.</text:p>
          </table:table-cell>
        </table:table-row>
        <table:table-row>
          <table:table-cell table:style-name="Таблица1.A2" office:value-type="string">
            <text:p text:style-name="P3">security_code</text:p>
          </table:table-cell>
          <table:table-cell table:style-name="Таблица1.B2" office:value-type="string">
            <text:p text:style-name="P29"><text:span text:style-name="T15">Хеш-подпись запроса. Формируется в виде: md5([секретный ключ магазина]+issuer+</text:span><text:span text:style-name="T1">currency</text:span><text:span text:style-name="T15">+</text:span><text:span text:style-name="T1">price</text:span><text:span text:style-name="T15">+</text:span><text:span text:style-name="T1">product</text:span><text:span text:style-name="T15">+</text:span><text:span text:style-name="T1">issuer_id</text:span><text:span text:style-name="T15">)</text:span></text:p>
            <text:p text:style-name="P7">Параметры <text:span text:style-name="T1">product </text:span>и <text:span text:style-name="T1">issuer_id </text:span>передаются в хеш-функцию в том, виде, в котором они будут отправлены на сервер платёжной системы (base64).</text:p>
          </table:table-cell>
        </table:table-row>
        <table:table-row>
          <table:table-cell table:style-name="Таблица1.A2" office:value-type="string">
            <text:p text:style-name="P42">lang</text:p>
          </table:table-cell>
          <table:table-cell table:style-name="Таблица1.B2" office:value-type="string">
            <text:p text:style-name="P43">Язык локализации формы оплаты (am|en|ru)</text:p>
          </table:table-cell>
        </table:table-row>
      </table:table>
      <text:p text:style-name="P3"/>
      <text:p text:style-name="P6">Формирование хеш-подписи на PHP:</text:p>
      <text:p text:style-name="P6"/>
      <text:p text:style-name="P12"><text:span text:style-name="T18">function getTelcell</text:span><text:span text:style-name="T19">S</text:span><text:span text:style-name="T18">ecurity</text:span><text:span text:style-name="T19">C</text:span><text:span text:style-name="T18">ode ($shop_key, $</text:span><text:span text:style-name="T20">issuer, </text:span><text:span text:style-name="T18">$</text:span><text:span text:style-name="T20">currency, </text:span><text:span text:style-name="T18">$</text:span><text:span text:style-name="T20">price, </text:span><text:span text:style-name="T18">$</text:span><text:span text:style-name="T20">product, </text:span><text:span text:style-name="T18">$</text:span><text:span text:style-name="T20">issuer_id, </text:span><text:span text:style-name="T19">$valid_days, </text:span><text:span text:style-name="T21">$ssn</text:span><text:span text:style-name="T18">) {</text:span></text:p>
      <text:p text:style-name="P9"><text:span text:style-name="T16"><text:s text:c="6"/>return hash('md5', $shop_key . $</text:span><text:span text:style-name="T1">issuer . </text:span><text:span text:style-name="T16">$</text:span><text:span text:style-name="T1">currency . </text:span><text:span text:style-name="T16">$</text:span><text:span text:style-name="T1">price . </text:span><text:span text:style-name="T16">$</text:span><text:span text:style-name="T1">product . </text:span><text:span text:style-name="T16">$</text:span><text:span text:style-name="T1">issuer_id . </text:span><text:span text:style-name="T17">$valid_days . </text:span><text:span text:style-name="T31">[$ssn]</text:span><text:span text:style-name="T16">);</text:span></text:p>
      <text:p text:style-name="P10">}</text:p>
      <text:p text:style-name="P8"/>
      <text:p text:style-name="P12"><text:span text:style-name="T17">Пример HTML-формы перенаправления на оплату счёта</text:span><text:span text:style-name="T16">:</text:span></text:p>
      <text:p text:style-name="P12"/>
      <text:p text:style-name="P26">&lt;form target="_blank" action="https://telcellmoney.am/invoices" method="POST"&gt;</text:p>
      <text:p text:style-name="P33"><text:span text:style-name="T4"><text:s text:c="3"/>&lt;input type="hidden" name="issuer" value="</text:span><text:a xlink:type="simple" xlink:href="mailto:test@tv4ds51.test" text:style-name="Internet_20_link" text:visited-style-name="Visited_20_Internet_20_Link"><text:span text:style-name="T4">test@tv4ds51.test</text:span></text:a><text:span text:style-name="T4">"&gt;</text:span></text:p>
      <text:p text:style-name="P26"><text:s text:c="3"/>&lt;input type="hidden" name="action" value="PostInvoice"&gt;</text:p>
      <text:p text:style-name="P27"><text:s text:c="3"/>&lt;input type="hidden" name="currency" value="<text:span text:style-name="T25">!!! </text:span><text:span text:style-name="T26">Символ драм</text:span>"&gt;</text:p>
      <text:p text:style-name="P26"><text:s text:c="3"/>&lt;input type="hidden" name="price" value="200"&gt;</text:p>
      <text:p text:style-name="P26"><text:s text:c="3"/>&lt;input type="hidden" name="product" value="0KLQvtCy0LDRgA=="&gt;</text:p>
      <text:p text:style-name="P26"><text:s text:c="3"/>&lt;input type="hidden" name="issuer_id" value="MTU5MTY1NDY3Mw=="&gt;</text:p>
      <text:p text:style-name="P26"><text:s text:c="3"/>&lt;input type="hidden" name="valid_days" value="10"&gt;</text:p>
      <text:p text:style-name="P34"><text:span text:style-name="T4"><text:s text:c="3"/>&lt;input type="hidden" name="</text:span><text:span text:style-name="T5">lang</text:span><text:span text:style-name="T4">" value="</text:span><text:span text:style-name="T5">ru</text:span><text:span text:style-name="T4">"&gt;</text:span></text:p>
      <text:p text:style-name="P26"><text:soft-page-break/><text:s text:c="3"/>&lt;input type="hidden" name="security_code" value="50253a7fe62f22a38ff452f4a66b6f51"&gt;</text:p>
      <text:p text:style-name="P26"><text:s text:c="3"/>&lt;input type="submit" value="Оплатить"&gt;</text:p>
      <text:p text:style-name="P26">&lt;/form&gt;</text:p>
      <text:p text:style-name="P11"/>
      <text:p text:style-name="P11"/>
      <text:p text:style-name="P41">В случае необходимости оплаты нескольких счетов одной операцией, данные второго и следующих счетов передаются с последовательными постфиксами, начиная с 1.</text:p>
      <text:p text:style-name="Standard"/>
      <text:p text:style-name="Standard">Пример HTML-формы перенаправления на оплату <text:span text:style-name="T30">нескольких</text:span> счёт<text:span text:style-name="T30">ов</text:span>:</text:p>
      <text:p text:style-name="Standard"/>
      <text:p text:style-name="Standard">&lt;form target="_blank" action="https://telcellmoney.am/invoices" method="POST"&gt;</text:p>
      <text:p text:style-name="P39"><text:s text:c="3"/>&lt;input type="hidden" name="action" value="PostInvoice"&gt;</text:p>
      <text:p text:style-name="Standard"><text:s text:c="3"/>&lt;input type="hidden" name="issuer" value="<text:a xlink:type="simple" xlink:href="mailto:test@tv4ds51.test" text:style-name="Internet_20_link" text:visited-style-name="Visited_20_Internet_20_Link">test@tv4ds51.test</text:a>"&gt;</text:p>
      <text:p text:style-name="Standard"><text:s text:c="3"/>&lt;input type="hidden" name="currency" value="!!! Символ драм"&gt;</text:p>
      <text:p text:style-name="Standard"><text:s text:c="3"/>&lt;input type="hidden" name="price" value="200"&gt;</text:p>
      <text:p text:style-name="Standard"><text:s text:c="3"/>&lt;input type="hidden" name="product" value="0KLQvtCy0LDRgA=="&gt;</text:p>
      <text:p text:style-name="Standard"><text:s text:c="3"/>&lt;input type="hidden" name="issuer_id" value="MTU5MTY1NDY3Mw=="&gt;</text:p>
      <text:p text:style-name="Standard"><text:s text:c="3"/>&lt;input type="hidden" name="valid_days" value="10"&gt;</text:p>
      <text:p text:style-name="Standard"><text:s text:c="3"/>&lt;input type="hidden" name="security_code" value="50253a7fe62f22a38ff452f4a66b6f51"&gt;</text:p>
      <text:p text:style-name="P39"><text:s text:c="3"/><text:span text:style-name="T24">&lt;input type="hidden" name="issuer</text:span><text:span text:style-name="T29">1</text:span><text:span text:style-name="T24">" value="</text:span><text:a xlink:type="simple" xlink:href="mailto:test@tv4ds51.test" text:style-name="Internet_20_link" text:visited-style-name="Visited_20_Internet_20_Link">test@tv4ds51.test</text:a><text:span text:style-name="T24">"&gt;</text:span></text:p>
      <text:p text:style-name="P40"><text:s text:c="3"/>&lt;input type="hidden" name="currency<text:span text:style-name="T30">1</text:span>" value="!!! Символ драм"&gt;</text:p>
      <text:p text:style-name="P40"><text:s text:c="3"/>&lt;input type="hidden" name="price<text:span text:style-name="T30">1</text:span>" value="<text:span text:style-name="T30">1</text:span>00"&gt;</text:p>
      <text:p text:style-name="P40"><text:s text:c="3"/>&lt;input type="hidden" name="product<text:span text:style-name="T30">1</text:span>" value="0KLQvtCy0LDRgA=="&gt;</text:p>
      <text:p text:style-name="P40"><text:s text:c="3"/>&lt;input type="hidden" name="issuer_id<text:span text:style-name="T30">1</text:span>" value="MTU5MTY1NDY3Mw=="&gt;</text:p>
      <text:p text:style-name="P40"><text:s text:c="3"/>&lt;input type="hidden" name="valid_days<text:span text:style-name="T30">1</text:span>" value="10"&gt;</text:p>
      <text:p text:style-name="P40"><text:s text:c="3"/>&lt;input type="hidden" name="security_code<text:span text:style-name="T30">1</text:span>" value="<text:span text:style-name="T30">1934a</text:span>a<text:span text:style-name="T30">8da13a14b</text:span>38ff<text:span text:style-name="T30">231a2c37a31ba</text:span>"&gt;</text:p>
      <text:p text:style-name="P39"><text:s text:c="3"/>&lt;input type="hidden" name="lang" value="ru"&gt;</text:p>
      <text:p text:style-name="Standard"><text:s text:c="3"/>&lt;input type="submit" value="Оплатить"&gt;</text:p>
      <text:p text:style-name="Standard">&lt;/form&gt;</text:p>
      <text:p text:style-name="Standard"/>
      <text:p text:style-name="P22"/>
      <text:p text:style-name="P22"/>
      <text:p text:style-name="P22">Получение статуса операции.</text:p>
      <text:p text:style-name="P11"/>
      <text:p text:style-name="P11"/>
      <text:p text:style-name="P13">В результате завершения пользователем процедуры оплаты, платежная система Telcell выполняет коллбек-запрос <text:span text:style-name="T23">методом POST </text:span>на заранее установленный URL магазина. <text:span text:style-name="T22">В запросе передаются следующие поля:</text:span></text:p>
      <text:p text:style-name="P13"/>
      <text:p text:style-name="P13"><text:s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Имя параметра</text:p>
          </table:table-cell>
          <table:table-cell table:style-name="Таблица2.B1" office:value-type="string">
            <text:p text:style-name="P20">Описание</text:p>
          </table:table-cell>
        </table:table-row>
        <table:table-row>
          <table:table-cell table:style-name="Таблица2.A2" office:value-type="string">
            <text:p text:style-name="P15">invoice</text:p>
          </table:table-cell>
          <table:table-cell table:style-name="Таблица2.B2" office:value-type="string">
            <text:p text:style-name="P17">Уникальный идентификатор счёта в системе Telcell</text:p>
          </table:table-cell>
        </table:table-row>
        <table:table-row>
          <table:table-cell table:style-name="Таблица2.A2" office:value-type="string">
            <text:p text:style-name="P15">issuer_id</text:p>
          </table:table-cell>
          <table:table-cell table:style-name="Таблица2.B2" office:value-type="string">
            <text:p text:style-name="P18">Идентификатор счёта в магазине (кодируется в base64)</text:p>
          </table:table-cell>
        </table:table-row>
        <table:table-row>
          <table:table-cell table:style-name="Таблица2.A2" office:value-type="string">
            <text:p text:style-name="P15">payment_id</text:p>
          </table:table-cell>
          <table:table-cell table:style-name="Таблица2.B2" office:value-type="string">
            <text:p text:style-name="P17">Уникальный идентификатор транзакции в системе Telcell</text:p>
          </table:table-cell>
        </table:table-row>
        <table:table-row>
          <table:table-cell table:style-name="Таблица2.A2" office:value-type="string">
            <text:p text:style-name="P15">currency</text:p>
          </table:table-cell>
          <table:table-cell table:style-name="Таблица2.B2" office:value-type="string">
            <text:p text:style-name="P19">Валюта счёта</text:p>
          </table:table-cell>
        </table:table-row>
        <table:table-row>
          <table:table-cell table:style-name="Таблица2.A2" office:value-type="string">
            <text:p text:style-name="P15">sum</text:p>
          </table:table-cell>
          <table:table-cell table:style-name="Таблица2.B2" office:value-type="string">
            <text:p text:style-name="P18">Сумма счёта</text:p>
          </table:table-cell>
        </table:table-row>
        <table:table-row>
          <table:table-cell table:style-name="Таблица2.A2" office:value-type="string">
            <text:p text:style-name="P16">time</text:p>
          </table:table-cell>
          <table:table-cell table:style-name="Таблица2.B2" office:value-type="string">
            <text:p text:style-name="P28">Время завершения операции в формате yyyy-MM-dd HH:mm:ss</text:p>
          </table:table-cell>
        </table:table-row>
        <table:table-row>
          <table:table-cell table:style-name="Таблица2.A2" office:value-type="string">
            <text:p text:style-name="P15">status</text:p>
          </table:table-cell>
          <table:table-cell table:style-name="Таблица2.B2" office:value-type="string">
            <text:p text:style-name="P17">Статус оплаты:</text:p>
            <text:p text:style-name="P17">'PAID' — успех</text:p>
            <text:p text:style-name="P17"><text:soft-page-break/>'REJECTED' — отмена оплаты</text:p>
          </table:table-cell>
        </table:table-row>
        <table:table-row>
          <table:table-cell table:style-name="Таблица2.A2" office:value-type="string">
            <text:p text:style-name="P15">checksum</text:p>
          </table:table-cell>
          <table:table-cell table:style-name="Таблица2.B2" office:value-type="string">
            <text:p text:style-name="P37"><text:span text:style-name="T3">Хеш-подпись запроса. Формируется в виде: md5([секретный ключ магазина]+</text:span><text:span text:style-name="T6">invoice</text:span><text:span text:style-name="T3">+</text:span><text:span text:style-name="T6">issuer_id</text:span><text:span text:style-name="T3">+</text:span><text:span text:style-name="T6">payment_id</text:span><text:span text:style-name="T3">+</text:span><text:span text:style-name="T6">currency</text:span><text:span text:style-name="T3">+</text:span><text:span text:style-name="T13">sum+time+status</text:span><text:span text:style-name="T3">)</text:span></text:p>
          </table:table-cell>
        </table:table-row>
      </table:table>
      <text:p text:style-name="P13"/>
      <text:p text:style-name="P13"/>
      <text:p text:style-name="P36"><text:span text:style-name="T12">Внимание!</text:span><text:span text:style-name="T9"> При получении коллбек-запросов со статусами операций, обязательна проверка хеш-подписи (checksum) на стороне магазина. Запрос с невалид</text:span><text:span text:style-name="T10">ной</text:span><text:span text:style-name="T9"> </text:span><text:span text:style-name="T10">подписью</text:span><text:span text:style-name="T9"> не мо</text:span><text:span text:style-name="T10">жет</text:span><text:span text:style-name="T9"> являться основанием для </text:span><text:span text:style-name="T11">продолжения обработки заказа на стороне магазина.</text:span><text:span text:style-name="T10"> </text:span></text:p>
      <text:p text:style-name="P14"/>
      <text:p text:style-name="P35"><text:span text:style-name="T7">В случае, если статус оплаты в запросе от Telcell является успешным (status=</text:span><text:span text:style-name="T8">'PAID'</text:span><text:span text:style-name="T7">), магазин фиксирует оплату заказа и продолжает дальнейшую работу по обслуживанию заказа. При отрицательном статусе операции (status=</text:span><text:span text:style-name="T8">'</text:span><text:span text:style-name="T7">REJECTED</text:span><text:span text:style-name="T8">'</text:span><text:span text:style-name="T7">), заказ считается неоплаченным.</text:span></text:p>
      <text:p text:style-name="P14"/>
      <text:p text:style-name="P14">Обращаем внимание партнёров на то, что даже при успешном перенаправлении пользователя на оплату, коллбек от системы Telcell может не последовать вовсе. Это произойдёт в том, случае, если клиент проигнорирует выставленный счёт и не предпримет никаких значимых действий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2cm" fo:margin-right="1.17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9T01:06:07.558633796</meta:creation-date>
    <dc:date>2025-08-04T17:19:58.114663283</dc:date>
    <meta:editing-duration>PT31M59S</meta:editing-duration>
    <meta:editing-cycles>14</meta:editing-cycles>
    <meta:generator>LibreOffice/7.6.2.1$Linux_X86_64 LibreOffice_project/60$Build-1</meta:generator>
    <meta:document-statistic meta:table-count="2" meta:image-count="0" meta:object-count="0" meta:page-count="3" meta:paragraph-count="93" meta:word-count="499" meta:character-count="4878" meta:non-whitespace-character-count="4379"/>
  </office:meta>
</office:document-meta>
</file>